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yden 1</text:p>
          </table:table-cell>
          <table:table-cell office:value-type="string">
            <text:p>AH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H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H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H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H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ndrew Werstler</text:p>
          </table:table-cell>
          <table:table-cell office:value-type="string">
            <text:p>Dryden 1</text:p>
          </table:table-cell>
          <table:table-cell office:value-type="string">
            <text:p>A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lliam Kriese</text:p>
          </table:table-cell>
          <table:table-cell office:value-type="string">
            <text:p>Dryden 1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agan Bartel</text:p>
          </table:table-cell>
          <table:table-cell office:value-type="string">
            <text:p>Dryden 1</text:p>
          </table:table-cell>
          <table:table-cell office:value-type="string">
            <text:p>AH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H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H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H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0:12.20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4" meta:object-count="0"/>
  </office:meta>
</office:document-meta>
</file>